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2024-11-21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2023-11-14 21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2022-11-30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2021-11-17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2020-11-18 15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2019-11-25 20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2018-11-29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2017-11-01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2016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2015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2014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2013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2012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2011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2010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200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2008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2007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2006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2005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2004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2003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2002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2001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2000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1999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1998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1997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1996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199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1994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1993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1992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1991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199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1989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198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198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1986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1986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1984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1983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1982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1981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197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1977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197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1975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1975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1974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197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4501</text:p>
          </table:table-cell>
          <table:table-cell office:value-type="string" calcext:value-type="string">
            <text:p>1972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96" meta:object-count="0"/>
    <meta:user-defined meta:name="AppVersion">3.0</meta:user-defined>
  </office:meta>
</office:document-meta>
</file>